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>
      <style:map style:condition="cell-content()!=0" style:apply-style-name="Error" style:base-cell-address="Eclaté.I5"/>
    </style:style>
    <style:style style:name="ce41" style:family="table-cell" style:parent-style-name="Default" style:data-style-name="N99">
      <style:map style:condition="cell-content()!=1" style:apply-style-name="Error" style:base-cell-address="Eclaté.M5"/>
    </style:style>
    <style:style style:name="ce42" style:family="table-cell" style:parent-style-name="Default" style:data-style-name="N0"/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8"/>
    <style:style style:name="ce52" style:family="table-cell" style:parent-style-name="Default" style:data-style-name="N108">
      <style:text-properties fo:font-weight="bold" style:font-weight-asian="bold" style:font-weight-complex="bold"/>
    </style:style>
    <style:style style:name="ce53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2" table:number-columns-spanned="12" table:number-rows-spanned="1"/>
          <table:covered-table-cell table:number-columns-repeated="6"/>
          <table:covered-table-cell table:style-name="ce38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35" office:value-type="string" calcext:value-type="string" table:number-columns-spanned="3" table:number-rows-spanned="1">
            <text:p>Pièce de la porte</text:p>
          </table:table-cell>
          <table:covered-table-cell table:style-name="ce35"/>
          <table:covered-table-cell/>
          <table:table-cell office:value-type="string" calcext:value-type="string">
            <text:p>Nombre</text:p>
          </table:table-cell>
          <table:table-cell table:style-name="ce35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35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33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2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2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2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2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2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2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2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40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41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2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2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2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2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2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2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2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2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2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2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2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2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2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2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40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41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2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2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2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2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2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2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2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2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2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2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2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2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2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2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2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2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40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2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2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2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2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2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2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2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2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2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2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2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2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40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2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2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2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2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2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41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2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2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2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2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2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2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2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2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2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2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2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2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2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2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2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2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2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2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2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2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2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2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2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2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2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2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2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2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2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2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40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41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2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2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2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2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2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2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2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2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2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2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40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41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2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2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2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2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2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2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2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2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2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2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40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41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2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2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2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2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2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41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2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2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2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2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2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2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2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2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2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2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2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2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2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2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2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2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2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2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2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2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40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41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2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2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2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2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2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2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2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2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2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2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2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2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40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41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2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2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2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2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2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2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2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2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2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2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2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2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40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41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2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2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2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2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2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2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2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2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2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2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2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2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40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41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2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2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2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2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2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2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2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2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2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2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2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2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2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2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2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2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2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2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2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2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2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2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2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2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2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41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2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2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2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2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2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2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2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2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2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2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40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41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2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2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2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2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2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2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2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2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2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2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41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2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2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2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2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2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2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2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2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2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2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40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41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2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2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2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2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2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41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2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2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2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2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2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2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2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2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2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2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2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2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2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2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2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2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2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2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2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2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2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2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2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2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2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2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2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2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2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2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2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2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2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2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2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2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2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41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2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2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2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2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2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2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2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2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2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2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2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2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2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2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2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2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2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2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2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2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2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2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2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2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2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2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2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2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2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2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2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2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2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2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2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2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2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2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2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2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2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2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2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2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2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2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2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2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2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2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2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2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2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2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2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2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2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2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2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40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41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2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2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2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2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2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40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41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2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2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2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2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2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2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2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2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2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2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2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2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2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2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2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2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2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2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2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2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2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2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2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2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2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2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2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2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2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2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40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41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2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2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2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2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2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41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2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2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2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2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2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2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2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2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2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2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2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2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2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2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2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2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2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2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2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2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2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2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2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2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2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2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2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2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2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2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2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2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2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2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2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2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2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1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2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2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2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2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2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2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2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2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2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2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2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2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41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2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2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2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2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2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2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2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2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2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2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2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2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2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2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2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2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2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2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2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2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2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2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2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2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2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2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2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2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2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2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2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2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2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2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2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2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2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2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2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2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2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2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40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41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2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2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2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2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2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41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2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2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2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2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2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2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2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2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2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2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2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2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2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2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2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40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2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2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2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2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2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2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2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2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2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2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40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2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2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2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2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2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2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2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40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41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2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2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41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2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2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2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2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2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2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40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2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2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40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2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2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40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2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2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2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2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40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2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2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40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41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2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2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2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40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2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2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2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2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2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2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40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2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2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2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2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2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2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2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2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2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2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2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2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2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2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2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2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2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2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2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2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2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40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2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2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2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2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2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2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2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2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2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2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2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2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40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2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2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40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2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2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2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2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2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2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40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41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2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2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41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2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2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2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2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2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2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2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2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40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41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2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2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2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2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2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2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40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2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2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2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2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2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40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2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2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2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2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2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2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40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2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2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2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2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2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2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2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2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2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2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2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2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2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2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2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2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2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2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2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2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2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2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2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2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2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2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2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2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2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40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2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2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40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2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2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2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2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2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2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40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2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2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2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2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40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41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2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2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41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2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2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2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2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2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2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2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2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40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41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2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2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2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2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2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2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40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2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2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2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2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2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40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2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2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2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40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2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2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2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40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41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2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2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2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2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2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2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2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2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2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2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2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40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2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2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2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2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40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2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2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2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2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2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2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40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41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2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2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40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2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2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40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41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2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2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2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2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2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2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40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41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2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2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40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2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2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40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2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2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40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2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2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40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2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2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2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2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41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2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2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41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2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2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41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2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2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4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4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00" calcext:value-type="float">
            <text:p>20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3" office:value-type="float" office:value="7" calcext:value-type="float">
            <text:p>7</text:p>
          </table:table-cell>
          <table:table-cell table:style-name="ce52" office:value-type="currency" office:currency="EUR" office:value="30" calcext:value-type="currency">
            <text:p>30,00 €</text:p>
          </table:table-cell>
          <table:table-cell table:style-name="ce52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4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50" calcext:value-type="float">
            <text:p>850</text:p>
          </table:table-cell>
          <table:table-cell table:style-name="ce43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2" draw:text-style-name="P2" svg:width="2.899cm" svg:height="1.799cm" svg:x="20.787cm" svg:y="1.984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800" calcext:value-type="float">
            <text:p>800</text:p>
          </table:table-cell>
          <table:table-cell table:style-name="ce43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850" calcext:value-type="float">
            <text:p>1850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1035" calcext:value-type="float">
            <text:p>1035</text:p>
          </table:table-cell>
          <table:table-cell table:style-name="ce43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250" calcext:value-type="float">
            <text:p>250</text:p>
          </table:table-cell>
          <table:table-cell table:style-name="ce43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10]+50" office:value-type="float" office:value="1480" calcext:value-type="float">
            <text:p>1480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1]+50" office:value-type="float" office:value="1480" calcext:value-type="float">
            <text:p>1480</text:p>
          </table:table-cell>
          <table:table-cell table:style-name="ce43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2]+50" office:value-type="float" office:value="1480" calcext:value-type="float">
            <text:p>1480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2059" calcext:value-type="float">
            <text:p>2059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5]+50" office:value-type="float" office:value="2059" calcext:value-type="float">
            <text:p>2059</text:p>
          </table:table-cell>
          <table:table-cell table:style-name="ce43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6]+50" office:value-type="float" office:value="436" calcext:value-type="float">
            <text:p>436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436" calcext:value-type="float">
            <text:p>436</text:p>
          </table:table-cell>
          <table:table-cell table:style-name="ce43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2" draw:text-style-name="P2" svg:width="2.899cm" svg:height="1.799cm" svg:x="16.179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775" calcext:value-type="float">
            <text:p>775</text:p>
          </table:table-cell>
          <table:table-cell table:style-name="ce43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2" draw:text-style-name="P2" svg:width="2.899cm" svg:height="1.799cm" svg:x="13.439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2" draw:text-style-name="P2" svg:width="2.899cm" svg:height="1.799cm" svg:x="20.851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20]+50" office:value-type="float" office:value="1429" calcext:value-type="float">
            <text:p>1429</text:p>
          </table:table-cell>
          <table:table-cell table:style-name="ce43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1]+50" office:value-type="float" office:value="1429" calcext:value-type="float">
            <text:p>1429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429" calcext:value-type="float">
            <text:p>1429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059" calcext:value-type="float">
            <text:p>205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059" calcext:value-type="float">
            <text:p>205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36" calcext:value-type="float">
            <text:p>436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36" calcext:value-type="float">
            <text:p>436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2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740" calcext:value-type="float">
            <text:p>740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office:value-type="float" office:value="60" calcext:value-type="float">
            <office:annotation office:display="true" draw:style-name="gr2" draw:text-style-name="P2" svg:width="2.899cm" svg:height="1.799cm" svg:x="20.723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757" calcext:value-type="float">
            <text:p>1757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1]+50" office:value-type="float" office:value="1757" calcext:value-type="float">
            <text:p>1757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2]+50" office:value-type="float" office:value="1757" calcext:value-type="float">
            <text:p>1757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4]+50" office:value-type="float" office:value="2109" calcext:value-type="float">
            <text:p>2109</text:p>
          </table:table-cell>
          <table:table-cell table:style-name="ce43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5]+50" office:value-type="float" office:value="2109" calcext:value-type="float">
            <text:p>2109</text:p>
          </table:table-cell>
          <table:table-cell table:style-name="ce43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6]+50" office:value-type="float" office:value="401" calcext:value-type="float">
            <text:p>401</text:p>
          </table:table-cell>
          <table:table-cell table:style-name="ce43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7]+50" office:value-type="float" office:value="401" calcext:value-type="float">
            <text:p>401</text:p>
          </table:table-cell>
          <table:table-cell table:style-name="ce43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2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8]+50" office:value-type="float" office:value="618" calcext:value-type="float">
            <text:p>618</text:p>
          </table:table-cell>
          <table:table-cell table:style-name="ce43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1]+50" office:value-type="float" office:value="587" calcext:value-type="float">
            <text:p>587</text:p>
          </table:table-cell>
          <table:table-cell table:style-name="ce43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2" draw:text-style-name="P2" svg:width="2.899cm" svg:height="1.799cm" svg:x="16.179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2]+50" office:value-type="float" office:value="578" calcext:value-type="float">
            <text:p>578</text:p>
          </table:table-cell>
          <table:table-cell table:style-name="ce43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46]+50" office:value-type="float" office:value="2600" calcext:value-type="float">
            <text:p>2600</text:p>
          </table:table-cell>
          <table:table-cell table:style-name="ce43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7]+50" office:value-type="float" office:value="1250" calcext:value-type="float">
            <text:p>1250</text:p>
          </table:table-cell>
          <table:table-cell table:style-name="ce43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2" draw:text-style-name="P2" svg:width="2.899cm" svg:height="1.799cm" svg:x="16.179cm" svg:y="19.723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8]+50" office:value-type="float" office:value="556" calcext:value-type="float">
            <text:p>556</text:p>
          </table:table-cell>
          <table:table-cell table:style-name="ce43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9]+50" office:value-type="float" office:value="1360" calcext:value-type="float">
            <text:p>1360</text:p>
          </table:table-cell>
          <table:table-cell table:style-name="ce43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2" draw:text-style-name="P2" svg:width="2.899cm" svg:height="1.799cm" svg:x="16.179cm" svg:y="20.626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50]+50" office:value-type="float" office:value="556" calcext:value-type="float">
            <text:p>556</text:p>
          </table:table-cell>
          <table:table-cell table:style-name="ce43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office:value-type="string" calcext:value-type="string">
            <text:p>Epaisseur 41</text:p>
          </table:table-cell>
          <table:table-cell table:number-columns-repeated="6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euille de débit_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4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Linéair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]+50" office:value-type="float" office:value="850" calcext:value-type="float">
            <text:p>850</text:p>
          </table:table-cell>
          <table:table-cell table:style-name="ce43" table:formula="of:=[.F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3]-[.O3]" office:value-type="float" office:value="0" calcext:value-type="float">
            <text:p>0</text:p>
          </table:table-cell>
          <table:table-cell table:formula="of:=[.P3]/1000*[.H3]/1000*[.I3]" office:value-type="float" office:value="0" calcext:value-type="float">
            <text:p>0</text:p>
          </table:table-cell>
          <table:table-cell table:formula="of:=[.P3]/1000*[.H3]" office:value-type="float" office:value="0" calcext:value-type="float">
            <text:p>0</text:p>
          </table:table-cell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2" draw:text-style-name="P2" svg:width="2.899cm" svg:height="1.799cm" svg:x="20.787cm" svg:y="1.533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00" calcext:value-type="float">
            <text:p>800</text:p>
          </table:table-cell>
          <table:table-cell table:style-name="ce43" table:formula="of:=[.F4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4]-[.O4]" office:value-type="float" office:value="0" calcext:value-type="float">
            <text:p>0</text:p>
          </table:table-cell>
          <table:table-cell table:formula="of:=[.P4]/1000*[.H4]/1000*[.I4]" office:value-type="float" office:value="0" calcext:value-type="float">
            <text:p>0</text:p>
          </table:table-cell>
          <table:table-cell table:formula="of:=[.P4]/1000*[.H4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1850" calcext:value-type="float">
            <text:p>1850</text:p>
          </table:table-cell>
          <table:table-cell table:style-name="ce43" table:formula="of:=[.F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]-[.O5]" office:value-type="float" office:value="0" calcext:value-type="float">
            <text:p>0</text:p>
          </table:table-cell>
          <table:table-cell table:formula="of:=[.P5]/1000*[.H5]/1000*[.I5]" office:value-type="float" office:value="0" calcext:value-type="float">
            <text:p>0</text:p>
          </table:table-cell>
          <table:table-cell table:formula="of:=[.P5]/1000*[.H5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035" calcext:value-type="float">
            <text:p>1035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O6]" office:value-type="float" office:value="0" calcext:value-type="float">
            <text:p>0</text:p>
          </table:table-cell>
          <table:table-cell table:formula="of:=[.P6]/1000*[.H6]/1000*[.I6]" office:value-type="float" office:value="0" calcext:value-type="float">
            <text:p>0</text:p>
          </table:table-cell>
          <table:table-cell table:formula="of:=[.P6]/1000*[.H6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250" calcext:value-type="float">
            <text:p>250</text:p>
          </table:table-cell>
          <table:table-cell table:style-name="ce43" table:formula="of:=[.F7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3"/>
          <table:table-cell table:formula="of:=[.D7]-[.O7]" office:value-type="float" office:value="1" calcext:value-type="float">
            <text:p>1</text:p>
          </table:table-cell>
          <table:table-cell table:formula="of:=[.P7]/1000*[.H7]/1000*[.I7]" office:value-type="float" office:value="0.0125" calcext:value-type="float">
            <text:p>0,0125</text:p>
          </table:table-cell>
          <table:table-cell table:formula="of:=[.P7]/1000*[.H7]" office:value-type="float" office:value="0.25" calcext:value-type="float">
            <text:p>0,2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1480" calcext:value-type="float">
            <text:p>1480</text:p>
          </table:table-cell>
          <table:table-cell table:style-name="ce43" table:formula="of:=[.F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8]-[.O8]" office:value-type="float" office:value="1" calcext:value-type="float">
            <text:p>1</text:p>
          </table:table-cell>
          <table:table-cell table:formula="of:=[.P8]/1000*[.H8]/1000*[.I8]" office:value-type="float" office:value="0.1036" calcext:value-type="float">
            <text:p>0,1036</text:p>
          </table:table-cell>
          <table:table-cell table:formula="of:=[.P8]/1000*[.H8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9]+50" office:value-type="float" office:value="1480" calcext:value-type="float">
            <text:p>1480</text:p>
          </table:table-cell>
          <table:table-cell table:style-name="ce43" table:formula="of:=[.F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9]-[.O9]" office:value-type="float" office:value="1" calcext:value-type="float">
            <text:p>1</text:p>
          </table:table-cell>
          <table:table-cell table:formula="of:=[.P9]/1000*[.H9]/1000*[.I9]" office:value-type="float" office:value="0.1036" calcext:value-type="float">
            <text:p>0,1036</text:p>
          </table:table-cell>
          <table:table-cell table:formula="of:=[.P9]/1000*[.H9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0]+50" office:value-type="float" office:value="2059" calcext:value-type="float">
            <text:p>2059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0]-[.O10]" office:value-type="float" office:value="3" calcext:value-type="float">
            <text:p>3</text:p>
          </table:table-cell>
          <table:table-cell table:formula="of:=[.P10]/1000*[.H10]/1000*[.I10]" office:value-type="float" office:value="0.43239" calcext:value-type="float">
            <text:p>0,43239</text:p>
          </table:table-cell>
          <table:table-cell table:formula="of:=[.P10]/1000*[.H10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1]+50" office:value-type="float" office:value="2059" calcext:value-type="float">
            <text:p>2059</text:p>
          </table:table-cell>
          <table:table-cell table:style-name="ce43" table:formula="of:=[.F11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1]-[.O11]" office:value-type="float" office:value="1" calcext:value-type="float">
            <text:p>1</text:p>
          </table:table-cell>
          <table:table-cell table:formula="of:=[.P11]/1000*[.H11]/1000*[.I11]" office:value-type="float" office:value="0.18531" calcext:value-type="float">
            <text:p>0,18531</text:p>
          </table:table-cell>
          <table:table-cell table:formula="of:=[.P11]/1000*[.H11]" office:value-type="float" office:value="2.059" calcext:value-type="float">
            <text:p>2,05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2]+50" office:value-type="float" office:value="436" calcext:value-type="float">
            <text:p>436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/>
          <table:table-cell table:formula="of:=[.D12]-[.O12]" office:value-type="float" office:value="3" calcext:value-type="float">
            <text:p>3</text:p>
          </table:table-cell>
          <table:table-cell table:formula="of:=[.P12]/1000*[.H12]/1000*[.I12]" office:value-type="float" office:value="0.09156" calcext:value-type="float">
            <text:p>0,09156</text:p>
          </table:table-cell>
          <table:table-cell table:formula="of:=[.P12]/1000*[.H12]" office:value-type="float" office:value="1.308" calcext:value-type="float">
            <text:p>1,30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3]+50" office:value-type="float" office:value="436" calcext:value-type="float">
            <text:p>436</text:p>
          </table:table-cell>
          <table:table-cell table:style-name="ce43" table:formula="of:=[.F13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13]/1000*[.H13]/1000*[.I13]" office:value-type="float" office:value="0.03924" calcext:value-type="float">
            <text:p>0,03924</text:p>
          </table:table-cell>
          <table:table-cell table:formula="of:=[.P13]/1000*[.H13]" office:value-type="float" office:value="0.436" calcext:value-type="float">
            <text:p>0,43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2" draw:text-style-name="P2" svg:width="2.899cm" svg:height="1.799cm" svg:x="16.179cm" svg:y="4.37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775" calcext:value-type="float">
            <text:p>775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formula="of:=[.D14]-[.O14]" office:value-type="float" office:value="10" calcext:value-type="float">
            <text:p>10</text:p>
          </table:table-cell>
          <table:table-cell table:formula="of:=[.P14]/1000*[.H14]/1000*[.I14]" office:value-type="float" office:value="0.5425" calcext:value-type="float">
            <text:p>0,5425</text:p>
          </table:table-cell>
          <table:table-cell table:formula="of:=[.P14]/1000*[.H14]" office:value-type="float" office:value="7.75" calcext:value-type="float">
            <text:p>7,7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5]+50" office:value-type="float" office:value="1429" calcext:value-type="float">
            <text:p>1429</text:p>
          </table:table-cell>
          <table:table-cell table:style-name="ce43" table:formula="of:=[.F1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5]-[.O15]" office:value-type="float" office:value="1" calcext:value-type="float">
            <text:p>1</text:p>
          </table:table-cell>
          <table:table-cell table:formula="of:=[.P15]/1000*[.H15]/1000*[.I15]" office:value-type="float" office:value="0.10003" calcext:value-type="float">
            <text:p>0,10003</text:p>
          </table:table-cell>
          <table:table-cell table:formula="of:=[.P15]/1000*[.H15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6]+50" office:value-type="float" office:value="1429" calcext:value-type="float">
            <text:p>1429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6]-[.O16]" office:value-type="float" office:value="1" calcext:value-type="float">
            <text:p>1</text:p>
          </table:table-cell>
          <table:table-cell table:formula="of:=[.P16]/1000*[.H16]/1000*[.I16]" office:value-type="float" office:value="0.10003" calcext:value-type="float">
            <text:p>0,10003</text:p>
          </table:table-cell>
          <table:table-cell table:formula="of:=[.P16]/1000*[.H16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2059" calcext:value-type="float">
            <text:p>2059</text:p>
          </table:table-cell>
          <table:table-cell table:style-name="ce43" table:formula="of:=[.F1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7]-[.O17]" office:value-type="float" office:value="3" calcext:value-type="float">
            <text:p>3</text:p>
          </table:table-cell>
          <table:table-cell table:formula="of:=[.P17]/1000*[.H17]/1000*[.I17]" office:value-type="float" office:value="0.43239" calcext:value-type="float">
            <text:p>0,43239</text:p>
          </table:table-cell>
          <table:table-cell table:formula="of:=[.P17]/1000*[.H17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2059" calcext:value-type="float">
            <text:p>2059</text:p>
          </table:table-cell>
          <table:table-cell table:style-name="ce43" table:formula="of:=[.F18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8]-[.O18]" office:value-type="float" office:value="1" calcext:value-type="float">
            <text:p>1</text:p>
          </table:table-cell>
          <table:table-cell table:formula="of:=[.P18]/1000*[.H18]/1000*[.I18]" office:value-type="float" office:value="0.18531" calcext:value-type="float">
            <text:p>0,18531</text:p>
          </table:table-cell>
          <table:table-cell table:formula="of:=[.P18]/1000*[.H18]" office:value-type="float" office:value="2.059" calcext:value-type="float">
            <text:p>2,05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9]+50" office:value-type="float" office:value="436" calcext:value-type="float">
            <text:p>436</text:p>
          </table:table-cell>
          <table:table-cell table:style-name="ce43" table:formula="of:=[.F1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D19]-[.O19]" office:value-type="float" office:value="3" calcext:value-type="float">
            <text:p>3</text:p>
          </table:table-cell>
          <table:table-cell table:formula="of:=[.P19]/1000*[.H19]/1000*[.I19]" office:value-type="float" office:value="0.09156" calcext:value-type="float">
            <text:p>0,09156</text:p>
          </table:table-cell>
          <table:table-cell table:formula="of:=[.P19]/1000*[.H19]" office:value-type="float" office:value="1.308" calcext:value-type="float">
            <text:p>1,30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0]+50" office:value-type="float" office:value="436" calcext:value-type="float">
            <text:p>436</text:p>
          </table:table-cell>
          <table:table-cell table:style-name="ce43" table:formula="of:=[.F20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0]/1000*[.H20]/1000*[.I20]" office:value-type="float" office:value="0.03924" calcext:value-type="float">
            <text:p>0,03924</text:p>
          </table:table-cell>
          <table:table-cell table:formula="of:=[.P20]/1000*[.H20]" office:value-type="float" office:value="0.436" calcext:value-type="float">
            <text:p>0,436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2" draw:text-style-name="P2" svg:width="2.899cm" svg:height="1.799cm" svg:x="16.179cm" svg:y="7.531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1]+50" office:value-type="float" office:value="740" calcext:value-type="float">
            <text:p>740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1]-[.O21]" office:value-type="float" office:value="10" calcext:value-type="float">
            <text:p>10</text:p>
          </table:table-cell>
          <table:table-cell table:formula="of:=[.P21]/1000*[.H21]/1000*[.I21]" office:value-type="float" office:value="0.518" calcext:value-type="float">
            <text:p>0,518</text:p>
          </table:table-cell>
          <table:table-cell table:formula="of:=[.P21]/1000*[.H21]" office:value-type="float" office:value="7.4" calcext:value-type="float">
            <text:p>7,4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190" calcext:value-type="float">
            <text:p>1190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D22]-[.O22]" office:value-type="float" office:value="1" calcext:value-type="float">
            <text:p>1</text:p>
          </table:table-cell>
          <table:table-cell table:formula="of:=[.P22]/1000*[.H22]/1000*[.I22]" office:value-type="float" office:value="0.0833" calcext:value-type="float">
            <text:p>0,0833</text:p>
          </table:table-cell>
          <table:table-cell table:formula="of:=[.P22]/1000*[.H2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3]+50" office:value-type="float" office:value="1190" calcext:value-type="float">
            <text:p>1190</text:p>
          </table:table-cell>
          <table:table-cell table:style-name="ce43" table:formula="of:=[.F2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D23]-[.O23]" office:value-type="float" office:value="1" calcext:value-type="float">
            <text:p>1</text:p>
          </table:table-cell>
          <table:table-cell table:formula="of:=[.P23]/1000*[.H23]/1000*[.I23]" office:value-type="float" office:value="0.0833" calcext:value-type="float">
            <text:p>0,0833</text:p>
          </table:table-cell>
          <table:table-cell table:formula="of:=[.P23]/1000*[.H23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109" calcext:value-type="float">
            <text:p>210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4]-[.O24]" office:value-type="float" office:value="3" calcext:value-type="float">
            <text:p>3</text:p>
          </table:table-cell>
          <table:table-cell table:formula="of:=[.P24]/1000*[.H24]/1000*[.I24]" office:value-type="float" office:value="0.44289" calcext:value-type="float">
            <text:p>0,44289</text:p>
          </table:table-cell>
          <table:table-cell table:formula="of:=[.P24]/1000*[.H24]" office:value-type="float" office:value="6.327" calcext:value-type="float">
            <text:p>6,32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109" calcext:value-type="float">
            <text:p>210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5]/1000*[.H25]/1000*[.I25]" office:value-type="float" office:value="0.18981" calcext:value-type="float">
            <text:p>0,18981</text:p>
          </table:table-cell>
          <table:table-cell table:formula="of:=[.P25]/1000*[.H25]" office:value-type="float" office:value="2.109" calcext:value-type="float">
            <text:p>2,10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01" calcext:value-type="float">
            <text:p>401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formula="of:=[.D26]-[.O26]" office:value-type="float" office:value="3" calcext:value-type="float">
            <text:p>3</text:p>
          </table:table-cell>
          <table:table-cell table:formula="of:=[.P26]/1000*[.H26]/1000*[.I26]" office:value-type="float" office:value="0.08421" calcext:value-type="float">
            <text:p>0,08421</text:p>
          </table:table-cell>
          <table:table-cell table:formula="of:=[.P26]/1000*[.H26]" office:value-type="float" office:value="1.203" calcext:value-type="float">
            <text:p>1,203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01" calcext:value-type="float">
            <text:p>401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7]/1000*[.H27]/1000*[.I27]" office:value-type="float" office:value="0.03609" calcext:value-type="float">
            <text:p>0,03609</text:p>
          </table:table-cell>
          <table:table-cell table:formula="of:=[.P27]/1000*[.H27]" office:value-type="float" office:value="0.401" calcext:value-type="float">
            <text:p>0,401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2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618" calcext:value-type="float">
            <text:p>618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D28]-[.O28]" office:value-type="float" office:value="10" calcext:value-type="float">
            <text:p>10</text:p>
          </table:table-cell>
          <table:table-cell table:formula="of:=[.P28]/1000*[.H28]/1000*[.I28]" office:value-type="float" office:value="0.4326" calcext:value-type="float">
            <text:p>0,4326</text:p>
          </table:table-cell>
          <table:table-cell table:formula="of:=[.P28]/1000*[.H28]" office:value-type="float" office:value="6.18" calcext:value-type="float">
            <text:p>6,1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29]+50" office:value-type="float" office:value="2600" calcext:value-type="float">
            <text:p>2600</text:p>
          </table:table-cell>
          <table:table-cell table:style-name="ce43" table:formula="of:=[.F29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9]-[.O29]" office:value-type="float" office:value="1" calcext:value-type="float">
            <text:p>1</text:p>
          </table:table-cell>
          <table:table-cell table:formula="of:=[.P29]/1000*[.H29]/1000*[.I29]" office:value-type="float" office:value="0.234" calcext:value-type="float">
            <text:p>0,234</text:p>
          </table:table-cell>
          <table:table-cell table:formula="of:=[.P29]/1000*[.H29]" office:value-type="float" office:value="2.6" calcext:value-type="float">
            <text:p>2,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480" calcext:value-type="float">
            <text:p>1480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0]-[.O30]" office:value-type="float" office:value="1" calcext:value-type="float">
            <text:p>1</text:p>
          </table:table-cell>
          <table:table-cell table:formula="of:=[.P30]/1000*[.H30]/1000*[.I30]" office:value-type="float" office:value="0.1036" calcext:value-type="float">
            <text:p>0,1036</text:p>
          </table:table-cell>
          <table:table-cell table:formula="of:=[.P30]/1000*[.H30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2" draw:text-style-name="P2" svg:width="2.899cm" svg:height="1.799cm" svg:x="13.439cm" svg:y="13.983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2" draw:text-style-name="P2" svg:width="2.899cm" svg:height="1.799cm" svg:x="20.851cm" svg:y="10.982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1]+50" office:value-type="float" office:value="1429" calcext:value-type="float">
            <text:p>1429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1]-[.O31]" office:value-type="float" office:value="1" calcext:value-type="float">
            <text:p>1</text:p>
          </table:table-cell>
          <table:table-cell table:formula="of:=[.P31]/1000*[.H31]/1000*[.I31]" office:value-type="float" office:value="0.10003" calcext:value-type="float">
            <text:p>0,10003</text:p>
          </table:table-cell>
          <table:table-cell table:formula="of:=[.P31]/1000*[.H31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2" draw:text-style-name="P2" svg:width="2.899cm" svg:height="1.799cm" svg:x="20.723cm" svg:y="12.401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2]+50" office:value-type="float" office:value="1190" calcext:value-type="float">
            <text:p>1190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32]-[.O32]" office:value-type="float" office:value="1" calcext:value-type="float">
            <text:p>1</text:p>
          </table:table-cell>
          <table:table-cell table:formula="of:=[.P32]/1000*[.H32]/1000*[.I32]" office:value-type="float" office:value="0.0833" calcext:value-type="float">
            <text:p>0,0833</text:p>
          </table:table-cell>
          <table:table-cell table:formula="of:=[.P32]/1000*[.H3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3]+50" office:value-type="float" office:value="587" calcext:value-type="float">
            <text:p>587</text:p>
          </table:table-cell>
          <table:table-cell table:style-name="ce43" table:formula="of:=[.F33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/>
          <table:table-cell table:formula="of:=[.D33]-[.O33]" office:value-type="float" office:value="6" calcext:value-type="float">
            <text:p>6</text:p>
          </table:table-cell>
          <table:table-cell table:formula="of:=[.P33]/1000*[.H33]/1000*[.I33]" office:value-type="float" office:value="0.1761" calcext:value-type="float">
            <text:p>0,1761</text:p>
          </table:table-cell>
          <table:table-cell table:formula="of:=[.P33]/1000*[.H33]" office:value-type="float" office:value="3.522" calcext:value-type="float">
            <text:p>3,522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2" draw:text-style-name="P2" svg:width="2.899cm" svg:height="1.799cm" svg:x="16.179cm" svg:y="13.401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4]+50" office:value-type="float" office:value="578" calcext:value-type="float">
            <text:p>578</text:p>
          </table:table-cell>
          <table:table-cell table:style-name="ce43" table:formula="of:=[.F34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2"/>
          <table:table-cell table:formula="of:=[.D34]-[.O34]" office:value-type="float" office:value="6" calcext:value-type="float">
            <text:p>6</text:p>
          </table:table-cell>
          <table:table-cell table:formula="of:=[.P34]/1000*[.H34]/1000*[.I34]" office:value-type="float" office:value="0.1734" calcext:value-type="float">
            <text:p>0,1734</text:p>
          </table:table-cell>
          <table:table-cell table:formula="of:=[.P34]/1000*[.H34]" office:value-type="float" office:value="3.468" calcext:value-type="float">
            <text:p>3,4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5]+50" office:value-type="float" office:value="1250" calcext:value-type="float">
            <text:p>1250</text:p>
          </table:table-cell>
          <table:table-cell table:style-name="ce43" table:formula="of:=[.F35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5]-[.O35]" office:value-type="float" office:value="2" calcext:value-type="float">
            <text:p>2</text:p>
          </table:table-cell>
          <table:table-cell table:formula="of:=[.P35]/1000*[.H35]/1000*[.I35]" office:value-type="float" office:value="0.125" calcext:value-type="float">
            <text:p>0,125</text:p>
          </table:table-cell>
          <table:table-cell table:formula="of:=[.P35]/1000*[.H35]"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2" draw:text-style-name="P2" svg:width="2.899cm" svg:height="1.799cm" svg:x="16.179cm" svg:y="14.304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6]+50" office:value-type="float" office:value="556" calcext:value-type="float">
            <text:p>556</text:p>
          </table:table-cell>
          <table:table-cell table:style-name="ce43" table:formula="of:=[.F36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table:formula="of:=[.D36]-[.O36]" office:value-type="float" office:value="3" calcext:value-type="float">
            <text:p>3</text:p>
          </table:table-cell>
          <table:table-cell table:formula="of:=[.P36]/1000*[.H36]/1000*[.I36]" office:value-type="float" office:value="0.0834" calcext:value-type="float">
            <text:p>0,0834</text:p>
          </table:table-cell>
          <table:table-cell table:formula="of:=[.P36]/1000*[.H36]" office:value-type="float" office:value="1.668" calcext:value-type="float">
            <text:p>1,66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7]+50" office:value-type="float" office:value="1360" calcext:value-type="float">
            <text:p>1360</text:p>
          </table:table-cell>
          <table:table-cell table:style-name="ce43" table:formula="of:=[.F3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7]-[.O37]" office:value-type="float" office:value="2" calcext:value-type="float">
            <text:p>2</text:p>
          </table:table-cell>
          <table:table-cell table:formula="of:=[.P37]/1000*[.H37]/1000*[.I37]" office:value-type="float" office:value="0.136" calcext:value-type="float">
            <text:p>0,136</text:p>
          </table:table-cell>
          <table:table-cell table:formula="of:=[.P37]/1000*[.H37]" office:value-type="float" office:value="2.72" calcext:value-type="float">
            <text:p>2,7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2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8]+50" office:value-type="float" office:value="556" calcext:value-type="float">
            <text:p>556</text:p>
          </table:table-cell>
          <table:table-cell table:style-name="ce43" table:formula="of:=[.F3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38]-[.O38]" office:value-type="float" office:value="3" calcext:value-type="float">
            <text:p>3</text:p>
          </table:table-cell>
          <table:table-cell table:formula="of:=[.P38]/1000*[.H38]/1000*[.I38]" office:value-type="float" office:value="0.0834" calcext:value-type="float">
            <text:p>0,0834</text:p>
          </table:table-cell>
          <table:table-cell table:formula="of:=[.P38]/1000*[.H38]" office:value-type="float" office:value="1.668" calcext:value-type="float">
            <text:p>1,6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6"/>
          <table:table-cell table:formula="of:=[.D39]-[.O39]" office:value-type="string" office:string-value="" calcext:value-type="error">
            <text:p>#VALEUR !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5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Mètres Linéaires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office:value-type="string" calcext:value-type="string">
            <text:p>Epaisseur</text:p>
          </table:table-cell>
          <table:table-cell office:value-type="float" office:value="41" calcext:value-type="float">
            <text:p>41</text:p>
          </table:table-cell>
          <table:table-cell table:formula="of:=SUM([.Q3:.Q29])" office:value-type="float" office:value="4.56346" calcext:value-type="float">
            <text:p>4,56346</text:p>
          </table:table-cell>
          <table:table-cell table:formula="of:=SUM([.R3:.R29])" office:value-type="float" office:value="62.378" calcext:value-type="float">
            <text:p>62,378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SUM([.Q30:.Q38])" office:value-type="float" office:value="1.06423" calcext:value-type="float">
            <text:p>1,06423</text:p>
          </table:table-cell>
          <table:table-cell table:formula="of:=SUM([.R30:.R38])" office:value-type="float" office:value="19.645" calcext:value-type="float">
            <text:p>19,645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 table:number-columns-repeated="2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5"/>
        </table:table-row>
        <table:table-row table:style-name="ro2" table:number-rows-repeated="1048418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4" table:target-range-address="'Feuille de débit_2'.A2:'Feuille de débit_2'.P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2-12-22T13:17:41.898053454</dc:date>
    <meta:editing-duration>P7DT4H23M2S</meta:editing-duration>
    <meta:editing-cycles>755</meta:editing-cycles>
    <meta:generator>LibreOffice/7.4.2.3$Linux_X86_64 LibreOffice_project/40$Build-3</meta:generator>
    <meta:document-statistic meta:table-count="5" meta:cell-count="7095" meta:object-count="0"/>
  </office:meta>
</office:document-meta>
</file>